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style:font-name="Times New Roman" fo:font-size="14pt" officeooo:rsid="000a4b66" officeooo:paragraph-rsid="000a4b66" style:font-name-asian="Times New Roman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style:font-name="Times New Roman" fo:font-size="14pt" officeooo:rsid="000a4b66" officeooo:paragraph-rsid="0017ae94" style:font-name-asian="Times New Roman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.741cm" style:auto-text-indent="false" fo:background-color="transparent"/>
      <style:text-properties style:font-name="Times New Roman" fo:font-size="14pt" officeooo:rsid="000a4b66" officeooo:paragraph-rsid="00216016" style:font-name-asian="Times New Roman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50%" fo:text-indent="1cm" style:auto-text-indent="false" style:page-number="auto" fo:background-color="transparent"/>
      <style:text-properties style:font-name="Times New Roman" fo:font-size="14pt" style:font-name-asian="Times New Roman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indent="1cm" style:auto-text-indent="false" fo:background-color="transparent"/>
      <style:text-properties style:font-name="Times New Roman" fo:font-size="14pt" style:font-name-asian="Times New Roman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.741cm" style:auto-text-indent="false" fo:break-before="page"/>
      <style:text-properties style:font-name="Times New Roman" officeooo:paragraph-rsid="00216016" style:font-name-asian="Times New Roman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.741cm" style:auto-text-indent="false"/>
      <style:text-properties style:font-name="Times New Roman" officeooo:paragraph-rsid="00216016" style:font-name-asian="Times New Roman"/>
    </style:style>
    <style:style style:name="T1" style:family="text">
      <style:text-properties officeooo:rsid="00052b27"/>
    </style:style>
    <style:style style:name="T2" style:family="text">
      <style:text-properties officeooo:rsid="000ac8c5"/>
    </style:style>
    <style:style style:name="T3" style:family="text">
      <style:text-properties style:font-name="Times New Roman" fo:font-size="14pt" style:font-name-asian="Times New Roman1" style:font-size-asian="14pt" style:language-asian="zh" style:country-asian="CN" style:font-name-complex="Times New Roman1" style:font-size-complex="14pt"/>
    </style:style>
    <style:style style:name="T4" style:family="text">
      <style:text-properties style:font-name="Times New Roman" style:font-name-asian="Times New Roman1" style:language-asian="zh" style:country-asian="CN" style:font-name-complex="Times New Roman1"/>
    </style:style>
    <style:style style:name="T5" style:family="text">
      <style:text-properties fo:font-size="14pt" style:font-size-asian="14pt" style:language-asian="zh" style:country-asian="CN" style:font-name-complex="Times New Roman1" style:font-size-complex="14pt"/>
    </style:style>
    <style:style style:name="T6" style:family="text">
      <style:text-properties style:language-asian="zh" style:country-asian="C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“Arcaea推完啦！！”看着曲目列表中的Callima Karma，音游酱发出感叹。（注释：Callima Karma是Arcaea主线包的最终曲目，解锁该曲目意味着主线完结。同时，只有解锁后该曲目才会显示在曲目列表。）抬头看了眼钟，显示星期六-<text:span text:style-name="T1">0点了，于是，音游酱把iPad充上电后就去睡觉了。</text:span></text:p>
      <text:p text:style-name="P5"/>
      <text:p text:style-name="P1">12点<text:span text:style-name="T2">26分</text:span>，音游酱醒了。炫完午饭，音游酱理所当然地跑去打音游了。不过，此时音游酱发现桌面上凭空多出一个物体。这个物体四个角每个都是很厚的横折形状，延伸到中间，但是相互之间又有一定距离。四个横折中间连着一块半透明的薄板。每个横折都是天蓝色的，而薄板则比横折的颜色要淡。音游酱拿着这个东西翻来翻去地反复看了好一会，然后像是突然想到什么，打开了iPad。“板子上多了一个Arcaea…”（注释：音游人习惯称呼平板电脑为板子）音游酱猜得没错，iPad上肯定有与这个物体相关的提示。</text:p>
      <text:p text:style-name="P2">打开多出来的“Arcaea”，音游酱看到了一段文字。“你应该已经注意到你的桌子上多出了一个蓝色的东西，这个东西——或者说装置——我们暂且称为‘输入面板’。这个面板可以展开，展开后中间的半透明薄板会消失。展开的大小由你决定，横折中间空出的部分就是这个面板的输入部分。不过，要注意的是，这个装置只能在Arcaea世界打开，在Pepon星维度是无法打开的。”音游酱思考着“输入面板……装置……难道我要用这个东西打歌？”（注释：游玩音游谱面俗称打歌）音游酱接着看下去。“不过，这个装置不一定要真实的Arcaea世界才能打开……你可以通过这个软件开启模拟的Arcaea世界，不过，这个‘世界’没有到处飘的Arcaea碎片，（注释：Arcaea的世界观中，Arcaea既是世界的名字也是世界中一种漂浮在空中的玻璃碎片的名字，这些玻璃碎片存储的是回忆）只有纯白的大地与蓝色的天空。同时，这个世界没有性别、年龄限制（Arcaea世界只接受死去的少女）。不过要注意，这个世界只有通过本程序才能正常关闭，否则会对Pepon星造成破坏。”音游酱一点一点地记忆着这些文字。“这段文字只显示一次，请牢牢记住这些话。如果你确定你已记住，点按下面的‘确定’，然后你会进入游戏原本的加载界面。对了，开启模拟Arcaea世界的入口在主界面。”</text:p>
      <text:p text:style-name="P2">音游酱看到了主界面——首先，段位挑战按钮和故事模式按钮消失了，与之一并消失的还有网络按钮。但是，顶部的用户状态栏显示音游酱登陆着自己<text:soft-page-break/>的号，并且，搭档切换功能可以正常使用，搭档技能看起来也未被上锁。然后，音游酱发现世界模式的剩余体力显示不见了（注释：世界模式有点类似某些游戏的通行证系统，体力是按时间恢复的一种东西，游玩世界模式俗称爬梯，需要消耗体力）。“总之……先看看关卡有什么变化吧”音游酱想着，点击了开始游戏。意外地，软件没有反应。音游酱疑惑了一阵，“该不会要进模拟世界？”他又想，然后点击了世界模式按钮。</text:p>
      <text:p text:style-name="P2">刚进入游戏的那种文字又出现了。“点击这个按钮，意味着你要进入模拟Arcaea世界了。你最好多带点伙伴，不是因为你会遇到危险——而是因为一个人代表一根手指的输入。在模拟Arcaea世界中，你可以飞行，并且需要用整个身体配合来接‘输入面板’上的Note。和原版一样，输入分为红色——右手和蓝色——左手。虽然这里不限制颜色，但我建议你最好按照伙伴和你自己的主色分配左右手。如果你没有准备好的话，可以先点击‘退出’来回到主界面，如果准备好了，请点击‘确认’来进入模拟世界。与上次一样，这段文字只显示一次。”</text:p>
      <text:p text:style-name="P2">音游酱选择了退出，然后想着“要很多人吗……把朋友们都叫过来吧。”</text:p>
      <text:p text:style-name="P6"><text:span text:style-name="T5">第一件事，音游酱要给自己找个搭档。他想到自己通体蔚蓝，于是决定找个人当右手。“有没有红红的朋友能拉来呢……”他思索着。很可惜，他暂时没想到。不过，他想到了一个经常和他聊天的人。“枫狸……？”音游酱又有些为难——枫狸是一名初三学生，他的本体是白毛猫猫，平时穿的衣服是深蓝色的，与红色搭不上边。但是，那段文字也说了颜色与组别没有强制要求匹配，所以音游酱思来想去，还是决定叫上枫狸。恰逢今天周六，音游酱打开QQ试图联系枫狸。“嘛，趁枫狸没回，我再想想剩下4蓝4红找谁吧。”没过一会，枫狸回复了音游酱，音游酱遂把找别人的事放在一边，向枫狸诉说了今天发生的事并邀请枫狸参与。“感觉很好玩，但我没什么时间啊……”音游酱看着屏幕上枫狸的回复。“没事，Arcaea主线推起来还挺快的，总共能抽出几个小时一起玩就行！”音游酱快速地打出并发送这段文字。“欸？那……我试试吧，虽然我不怎么会玩音游（”</text:span></text:p>
      <text:p text:style-name="P7"><text:span text:style-name="T5">音游酱此时十分开心，也等不及要开启特殊的Arcaea之旅了，于是他直接问枫狸现在能不能来。幸运地，枫狸现在刚好有空。枫狸来到音游酱家门口，敲了敲门，音游酱开门看到是枫狸，激动地一把把枫狸拉到卧室。“呐呐，开始了哦！！”说完，音游酱启动了虚拟Arcaea世界。</text:span></text:p>
      <text:p text:style-name="P7"><text:span text:style-name="T5"/></text:p>
      <text:p text:style-name="P6"><text:span text:style-name="T5">音游酱和枫狸站在白色的地板上。天空是普通的蔚蓝色，还有云——这是伪Arcaea世界的某处。音游酱左右环顾了下，发现了一个木桌子——桌子看起来是平常随处可见的实木桌——上面摆放着2台对讲机，还有一张纸条。纸条上面写着：“这些对讲机是供你们交楼用的，因为在虚拟Arcaea世界里飞来飞去时，如果距离过远，就不方便直接面对面说话。对讲机的数量与进来这个世界的人数相匹配。对讲机在离开这个世界的时候会被回收。这张纸条只出现一次，离开的时候会消失，并且下次进来的时候不会有这张纸。”和之前一样的语气，好似诉说游戏规则的旁白——倒不如说就是。音游酱思考了半晌，然后招呼枫狸过来拿对讲机。“欸，话说，这里只有我们两个，对于这个游戏来说，意味着你要用双指玩游戏？”枫狸询问音游酱。“嗯……对诶，人太少了。要不这次先打打pst难度吧。”“pst是啥（小声）”“三种难度中最低的那种，对了，难度和标级是两个概念。”枫狸楞在那。“总之，先跟我走，也不知道能打什么。</text:span></text:p>
      <text:p text:style-name="P3"><text:span text:style-name="T6">“先点进开始游戏去看看！”说完，音游酱按下了“开始游戏”。还是那个旁白，屏幕上显示“提醒一下，目前你只有Arcaea包（免费包）、DanceRail3包、Pepoyo包和第一个主线包能玩。其他的主线包、支线包、联动包等要等主线推完才能解锁。有Pepoyo包是因为……你想想你哪来的就知道了。DanceRail3包等进游戏了再解释。”看到这，音游酱有种不祥的预感，“Arcaea包是全曲，包括BYD，与官方最新版内容同步。DanceRail3包含所有DR3独占。Pepoyo包有所有Pepoyo的非商已完成人声曲（可能有些拗口，但仔细想想还是能理解的吧2333）。主线包的内容有些特殊——只包含解锁魔王用曲和魔王曲。具体来说，EC包只有白、黑魔王（注释：白魔王为PRAGMATISM，黑魔王为Sheriruth）；VL包只有AC和病女；LS包只有ES和骨折光；AP包只有RG；BF包和FV包则为全曲。顺便一提，白魔王BYD要在BF包完成之后才解锁。哦对了，以后这种提示文字都只出现一次，不再反复赘述。”阅读完毕，音游酱看着免费包里选中的Sayonara Hatsukoi，切换到pst，点击了Start。</text:span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5T21:33:03.455000000</dc:date>
    <meta:editing-duration>PT2H27M59S</meta:editing-duration>
    <meta:editing-cycles>27</meta:editing-cycles>
    <meta:generator>LibreOffice/7.3.2.2$Windows_X86_64 LibreOffice_project/49f2b1bff42cfccbd8f788c8dc32c1c309559be0</meta:generator>
    <meta:document-statistic meta:table-count="0" meta:image-count="0" meta:object-count="0" meta:page-count="4" meta:paragraph-count="10" meta:word-count="2612" meta:character-count="2916" meta:non-whitespace-character-count="2913"/>
  </office:meta>
</office:document-meta>
</file>